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style="normal" fo:font-weight="normal" fo:background-color="transparent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style="normal" fo:font-weight="bold" fo:background-color="transparent" style:font-name-asian="Courier New1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P7" style:family="paragraph" style:parent-style-name="Standard" style:list-style-name="WW8Num23"/>
    <style:style style:name="P8" style:family="paragraph" style:parent-style-name="Standard" style:list-style-name="WW8Num23">
      <style:text-properties fo:color="#000000" fo:language="en" fo:country="US" style:font-name-asian="Courier New" style:font-name-complex="Courier New"/>
    </style:style>
    <style:style style:name="P9" style:family="paragraph" style:parent-style-name="Standard" style:list-style-name="L2">
      <style:paragraph-properties fo:text-align="start" style:justify-single-word="false"/>
      <style:text-properties fo:color="#000000" style:font-name="Times New Roman" fo:font-size="12pt" fo:language="en" fo:country="US" fo:font-style="italic" fo:font-weight="normal" fo:background-color="transparent" style:font-name-asian="Courier New1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color="#000000" style:font-name="Times New Roman" fo:font-size="12pt" fo:language="en" fo:country="US" fo:font-style="italic" fo:font-weight="normal" fo:background-color="transparent" style:font-name-asian="Courier New1" style:font-size-asian="12pt" style:language-asian="zxx" style:country-asian="none" style:font-style-asian="italic" style:font-weight-asian="normal" style:font-name-complex="Courier New1" style:font-size-complex="12pt" style:language-complex="zxx" style:country-complex="none" style:font-style-complex="italic" style:font-weight-complex="normal"/>
    </style:style>
    <style:style style:name="P11" style:family="paragraph" style:parent-style-name="Heading_20_1" style:list-style-name="L1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Heading_20_1" style:list-style-name="L1">
      <style:paragraph-properties fo:margin-top="0.1665in" fo:margin-bottom="0.0835in" fo:keep-with-next="always"/>
      <style:text-properties style:font-name="Arial" fo:font-size="14pt" fo:language="zxx" fo:country="none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13" style:family="paragraph" style:parent-style-name="Heading_20_1" style:list-style-name="L1">
      <style:paragraph-properties fo:margin-top="0.1665in" fo:margin-bottom="0.0835in" fo:keep-with-next="always"/>
      <style:text-properties fo:font-size="14pt" fo:language="zxx" fo:country="none" fo:font-weight="bold" style:font-size-asian="14pt" style:font-weight-asian="bold" style:font-size-complex="14pt" style:font-weight-complex="bold"/>
    </style:style>
    <style:style style:name="P14" style:family="paragraph" style:parent-style-name="Caption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language="en" fo:country="US" fo:font-style="normal" fo:font-weight="bold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4" style:family="text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fo:font-size="12pt" fo:language="en" fo:country="US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fo:font-size="12pt" fo:language="en" fo:country="US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000000" fo:language="en" fo:country="US"/>
    </style:style>
    <style:style style:name="T18" style:family="text">
      <style:text-properties fo:color="#000000" fo:language="en" fo:country="US" fo:font-weight="bold" style:font-weight-asian="bold" style:font-weight-complex="bold"/>
    </style:style>
    <style:style style:name="T19" style:family="text">
      <style:text-properties fo:color="#000000" style:font-name="Arial" style:font-name-asian="Andale Sans UI" style:language-asian="zxx" style:country-asian="none" style:font-name-complex="Tahoma" style:language-complex="zxx" style:country-complex="none"/>
    </style:style>
    <style:style style:name="T20" style:family="text">
      <style:text-properties fo:color="#000000" style:font-name="Times New Roman" fo:language="ru" fo:country="RU" fo:background-color="transparent" style:font-name-asian="Courier New1" style:font-name-complex="Courier New1"/>
    </style:style>
    <style:style style:name="T21" style:family="text">
      <style:text-properties fo:color="#000000" style:font-name="Times New Roman" fo:language="ru" fo:country="RU" fo:font-style="italic" fo:background-color="transparent" style:font-name-asian="Courier New1" style:font-style-asian="italic" style:font-name-complex="Courier New1" style:font-style-complex="italic"/>
    </style:style>
    <style:style style:name="T22" style:family="text">
      <style:text-properties fo:color="#000000" style:font-name="Times New Roman" fo:font-style="italic" fo:background-color="transparent" style:font-name-asian="Courier New1" style:font-style-asian="italic" style:font-name-complex="Courier New1" style:font-style-complex="italic"/>
    </style:style>
    <style:style style:name="T23" style:family="text">
      <style:text-properties fo:color="#000000" style:font-name="Times New Roman" fo:background-color="transparent" style:font-name-asian="Courier New1" style:font-name-complex="Courier New1"/>
    </style:style>
    <style:style style:name="T24" style:family="text">
      <style:text-properties style:font-name="Arial" style:font-name-asian="Andale Sans UI" style:language-asian="zxx" style:country-asian="none" style:font-name-complex="Tahoma" style:language-complex="zxx" style:country-complex="none"/>
    </style:style>
    <text:list-style style:name="L1">
      <text:list-level-style-number text:level="1" text:style-name="Numbering_20_Symbols" style:num-prefix=" " style:num-suffix="." style:num-format="1">
        <style:list-level-properties/>
      </text:list-level-style-number>
      <text:list-level-style-number text:level="2" text:style-name="Numbering_20_Symbols" style:num-prefix=" " style:num-suffix="." style:num-format="1" text:display-levels="2">
        <style:list-level-properties/>
      </text:list-level-style-number>
      <text:list-level-style-number text:level="3" text:style-name="Numbering_20_Symbols" style:num-prefix=" " style:num-suffix=")" style:num-format="a">
        <style:list-level-properties/>
      </text:list-level-style-number>
      <text:list-level-style-bullet text:level="4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ocalViews</text:p>
      <text:list xml:id="list33244959" text:style-name="L1">
        <text:list-item>
          <text:h text:style-name="P11" text:outline-level="1"><text:s/>Introduction </text:h>
        </text:list-item>
      </text:list>
      <text:p text:style-name="P1">Here we describe the <text:span text:style-name="T1">LocalViews</text:span>. We need the <text:span text:style-name="T1">LocalViews</text:span> for Enumeration of Species.</text:p>
      <text:list xml:id="list33398676" text:continue-numbering="true" text:style-name="L1">
        <text:list-item>
          <text:h text:style-name="P12" text:outline-level="1"><text:s/>Definitions </text:h>
        </text:list-item>
      </text:list>
      <text:p text:style-name="P3">Some general definitions are given in the <text:span text:style-name="T2">Abstracting </text:span>document. </text:p>
      <text:p text:style-name="P3"/>
      <text:p text:style-name="Standard"><text:span text:style-name="T5">The </text:span><text:span text:style-name="T6">Local View</text:span><text:span text:style-name="T4"> for an agent is the set of all possible site states of this agent that can be obtained within this model. </text:span></text:p>
      <text:p text:style-name="P3"/>
      <text:p text:style-name="P3">The <text:span text:style-name="T1">Local Views</text:span> is the set of all<text:span text:style-name="T7"> possible </text:span><text:span text:style-name="T8">Local Views</text:span><text:span text:style-name="T7"> built for the particular model. </text:span></text:p>
      <text:list xml:id="list33424176" text:continue-numbering="true" text:style-name="L1">
        <text:list-item>
          <text:h text:style-name="P12" text:outline-level="1"><text:s/>Input Data</text:h>
        </text:list-item>
      </text:list>
      <text:p text:style-name="Standard"><text:span text:style-name="T9">The</text:span><text:span text:style-name="T10"> Kappa model</text:span><text:span text:style-name="T14"> is </text:span><text:span text:style-name="T9">the file with the system model with the set of <text:s/></text:span><text:span text:style-name="T11">Rules</text:span><text:span text:style-name="T9"> that represents the initial Solution. </text:span><text:span text:style-name="T12"><text:s/></text:span></text:p>
      <text:list xml:id="list33402501" text:continue-numbering="true" text:style-name="L1">
        <text:list-item>
          <text:h text:style-name="P12" text:outline-level="1"><text:s/>Goal </text:h>
        </text:list-item>
      </text:list>
      <text:p text:style-name="Standard"><text:span text:style-name="T12">Our goal is to build the </text:span><text:span text:style-name="T13">Local Views</text:span><text:span text:style-name="T12"> using the input data. </text:span></text:p>
      <text:list xml:id="list33406905" text:continue-numbering="true" text:style-name="L1">
        <text:list-item>
          <text:h text:style-name="P12" text:outline-level="1"><text:s/>Solution</text:h>
        </text:list-item>
      </text:list>
      <text:p text:style-name="Standard"><text:span text:style-name="T15">Fill in the </text:span><text:span text:style-name="T16">LocalView</text:span><text:span text:style-name="T15"> using the </text:span><text:span text:style-name="T16">SubViews</text:span><text:span text:style-name="T15">.</text:span></text:p>
      <text:list xml:id="list33411443" text:continue-numbering="true" text:style-name="L1">
        <text:list-item>
          <text:h text:style-name="P12" text:outline-level="1"><text:s/>Algorithm </text:h>
        </text:list-item>
      </text:list>
      <text:list xml:id="list33247069" text:style-name="WW8Num23">
        <text:list-item>
          <text:p text:style-name="P7"><text:span text:style-name="T17"><text:s/>Convert (abstract) the input data to the set of </text:span><text:span text:style-name="T18">SubViews </text:span><text:span text:style-name="T17">(see document about </text:span><text:span text:style-name="T18">SubViews</text:span><text:span text:style-name="T17"> for detail).</text:span></text:p>
        </text:list-item>
        <text:list-item>
          <text:p text:style-name="P8"><text:s/>For each agent type for each set of <text:span text:style-name="T1">SubViews</text:span> (one SubView from each SubView class) try to glue them (check coherence on classes intersection).</text:p>
        </text:list-item>
        <text:list-item>
          <text:p text:style-name="P8"><text:s/>Put all coherent views to <text:span text:style-name="T1">LocalViews</text:span>.</text:p>
        </text:list-item>
      </text:list>
      <text:list xml:id="list33427313" text:continue-list="list33411443" text:style-name="L1">
        <text:list-item>
          <text:h text:style-name="P13" text:outline-level="1"><text:span text:style-name="T19"><text:s/></text:span><text:span text:style-name="T24">Examples</text:span></text:h>
        </text:list-item>
      </text:list>
      <text:p text:style-name="P4">SubViews:</text:p>
      <text:p text:style-name="P2"><text:span text:style-name="T20">Agent: </text:span><text:span text:style-name="T21">A</text:span><text:span text:style-name="T20">; Site: </text:span><text:span text:style-name="T22">x</text:span></text:p>
      <text:list xml:id="list33242925" text:style-name="L2">
        <text:list-item>
          <text:p text:style-name="P9">A(x)</text:p>
        </text:list-item>
        <text:list-item>
          <text:p text:style-name="P9">A(x!B.x)</text:p>
        </text:list-item>
        <text:list-item>
          <text:p text:style-name="P9">A(x!C.x)</text:p>
        </text:list-item>
      </text:list>
      <text:p text:style-name="P5"/>
      <text:p text:style-name="P2"><text:span text:style-name="T20">Agent: </text:span><text:span text:style-name="T21">A</text:span><text:span text:style-name="T20">; Site: </text:span><text:span text:style-name="T22">y</text:span></text:p>
      <text:list xml:id="list33419879" text:continue-list="list33242925" text:style-name="L2">
        <text:list-item text:start-value="1">
          <text:p text:style-name="P10">A(y)</text:p>
        </text:list-item>
        <text:list-item>
          <text:p text:style-name="P10">A(y!C.y)</text:p>
        </text:list-item>
      </text:list>
      <text:p text:style-name="P5"/>
      <text:p text:style-name="P2"><text:span text:style-name="T20">Agent: </text:span><text:span text:style-name="T22">B</text:span><text:span text:style-name="T20">; Site: </text:span><text:span text:style-name="T22">x</text:span></text:p>
      <text:list xml:id="list33410918" text:continue-list="list33419879" text:style-name="L2">
        <text:list-item text:start-value="1">
          <text:p text:style-name="P10">B(x~u)</text:p>
        </text:list-item>
        <text:list-item>
          <text:p text:style-name="P10">B(x~u!A.x)</text:p>
        </text:list-item>
        <text:list-item>
          <text:p text:style-name="P10">B(x~p)</text:p>
        </text:list-item>
      </text:list>
      <text:p text:style-name="P5"/>
      <text:p text:style-name="P2"><text:span text:style-name="T20">Agent: </text:span><text:span text:style-name="T22">C</text:span><text:span text:style-name="T20">; Sites: </text:span><text:span text:style-name="T22">x</text:span><text:span text:style-name="T23">,</text:span><text:span text:style-name="T22">y</text:span></text:p>
      <text:list xml:id="list33411254" text:continue-list="list33410918" text:style-name="L2">
        <text:list-item text:start-value="1">
          <text:p text:style-name="P10"><text:soft-page-break/>C(x,y)</text:p>
        </text:list-item>
        <text:list-item>
          <text:p text:style-name="P10">C(x,y!A.y)</text:p>
        </text:list-item>
        <text:list-item>
          <text:p text:style-name="P10">C(x!A.x, y!A.y)</text:p>
          <text:p text:style-name="P10"/>
        </text:list-item>
      </text:list>
      <text:p text:style-name="P2"><text:span text:style-name="T20">Agent: </text:span><text:span text:style-name="T22">C</text:span><text:span text:style-name="T20">; Sites: </text:span><text:span text:style-name="T22">x</text:span><text:span text:style-name="T23">,</text:span><text:span text:style-name="T22">z</text:span></text:p>
      <text:list xml:id="list33408541" text:continue-list="list33411254" text:style-name="L2">
        <text:list-item text:start-value="1">
          <text:p text:style-name="P10">C(x,z~u)</text:p>
        </text:list-item>
        <text:list-item>
          <text:p text:style-name="P10">C(x!A.x,z~p)</text:p>
        </text:list-item>
      </text:list>
      <text:p text:style-name="P5"/>
      <text:p text:style-name="P6">LocalViews :</text:p>
      <text:p text:style-name="P5">Agent <text:span text:style-name="T3">A</text:span>:</text:p>
      <text:list xml:id="list33420136" text:continue-list="list33408541" text:style-name="L2">
        <text:list-item text:start-value="1">
          <text:p text:style-name="P10">A(x,y)</text:p>
        </text:list-item>
        <text:list-item>
          <text:p text:style-name="P10">A(x!B.x,y)</text:p>
        </text:list-item>
        <text:list-item>
          <text:p text:style-name="P10">A(x!C.x,y)</text:p>
        </text:list-item>
        <text:list-item>
          <text:p text:style-name="P10">A(x.y!C.y )</text:p>
        </text:list-item>
        <text:list-item>
          <text:p text:style-name="P10">A(x!B.x,y!C.y)</text:p>
        </text:list-item>
        <text:list-item>
          <text:p text:style-name="P10">A(x!C.x,y!C.y)</text:p>
          <text:p text:style-name="P10"/>
        </text:list-item>
      </text:list>
      <text:p text:style-name="P5">Agent <text:span text:style-name="T3">B</text:span>:</text:p>
      <text:list xml:id="list33396402" text:continue-list="list33420136" text:style-name="L2">
        <text:list-item text:start-value="1">
          <text:p text:style-name="P10">B(x~u)</text:p>
        </text:list-item>
        <text:list-item>
          <text:p text:style-name="P10">B(x~u!A.x)</text:p>
        </text:list-item>
        <text:list-item>
          <text:p text:style-name="P10">B(x~p)</text:p>
        </text:list-item>
      </text:list>
      <text:p text:style-name="P5"/>
      <text:p text:style-name="P5">Agent <text:span text:style-name="T3">C</text:span>:</text:p>
      <text:list xml:id="list33419327" text:continue-list="list33396402" text:style-name="L2">
        <text:list-item text:start-value="1">
          <text:p text:style-name="P10">C(x,y,z~u)</text:p>
        </text:list-item>
        <text:list-item>
          <text:p text:style-name="P10">C(x,y!A.y,z~u)</text:p>
        </text:list-item>
        <text:list-item>
          <text:p text:style-name="P10">C(x!A.x, y!A.y,z~p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3z0" style:family="text">
      <style:text-properties fo:language="ru" fo:country="RU"/>
    </style:style>
    <style:style style:name="WW8Num23z0" style:family="text">
      <style:text-properties fo:language="ru" fo:country="RU"/>
    </style:style>
    <text:outline-style style:name="Outline">
      <text:outline-level-style text:level="1" text:style-name="Numbering_20_Symbols" style:num-prefix=" " style:num-suffix="." style:num-format="1">
        <style:list-level-properties/>
      </text:outline-level-style>
      <text:outline-level-style text:level="2" text:style-name="Numbering_20_Symbols" style:num-prefix=" " style:num-suffix="." style:num-format="1" text:display-levels="2">
        <style:list-level-properties/>
      </text:outline-level-style>
      <text:outline-level-style text:level="3" text:style-name="Numbering_20_Symbols" style:num-prefix=" " style:num-suffix=")" style:num-format="a">
        <style:list-level-properties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3">
      <text:list-level-style-number text:level="1" text:style-name="WW8Num13z0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>
      <text:list-level-style-number text:level="1" text:style-name="WW8Num23z0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04-16T11:32:02</meta:creation-date>
    <dc:date>2009-11-26T13:30:47.35</dc:date>
    <dc:language>de-DE</dc:language>
    <meta:editing-cycles>14</meta:editing-cycles>
    <meta:editing-duration>PT00H48M30S</meta:editing-duration>
    <meta:document-statistic meta:table-count="0" meta:image-count="0" meta:object-count="0" meta:page-count="2" meta:paragraph-count="53" meta:word-count="248" meta:character-count="1353"/>
    <meta:user-defined meta:name="Info 1"/>
    <meta:user-defined meta:name="Info 2"/>
    <meta:user-defined meta:name="Info 3"/>
    <meta:user-defined meta:name="Info 4"/>
  </office:meta>
</office:document-meta>
</file>